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touch filelisting.sh</text:p>
      <text:p text:style-name="Standard"/>
      <text:p text:style-name="Standard">sudo vi filelisting.sh</text:p>
      <text:p text:style-name="Standard"/>
      <text:p text:style-name="Standard">sudo chmod 755 .</text:p>
      <text:p text:style-name="Standard"/>
      <text:p text:style-name="Standard">bash filelisting.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13:43:06.352307538</meta:creation-date>
    <meta:generator>LibreOffice/6.1.5.2$Linux_X86_64 LibreOffice_project/10$Build-2</meta:generator>
    <dc:date>2021-02-03T13:44:55.124378348</dc:date>
    <meta:editing-duration>PT1M49S</meta:editing-duration>
    <meta:editing-cycles>1</meta:editing-cycles>
    <meta:document-statistic meta:table-count="0" meta:image-count="0" meta:object-count="0" meta:page-count="1" meta:paragraph-count="4" meta:word-count="12" meta:character-count="82" meta:non-whitespace-character-count="74"/>
  </office:meta>
</office:document-meta>
</file>